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bc8a" officeooo:paragraph-rsid="0000bc8a"/>
    </style:style>
    <style:style style:name="P2" style:family="paragraph" style:parent-style-name="Text_20_body">
      <style:text-properties officeooo:rsid="00019c1c" officeooo:paragraph-rsid="00019c1c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 fo:break-before="pag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top="0in" fo:margin-bottom="0in" loext:contextual-spacing="false" fo:orphans="2" fo:widows="2"/>
      <style:text-properties officeooo:paragraph-rsid="0000bc8a"/>
    </style:style>
    <style:style style:name="P6" style:family="paragraph" style:parent-style-name="Text_20_body">
      <style:paragraph-properties fo:margin-top="0in" fo:margin-bottom="0.1665in" loext:contextual-spacing="false" fo:orphans="2" fo:widows="2"/>
      <style:text-properties officeooo:paragraph-rsid="0000bc8a"/>
    </style:style>
    <style:style style:name="P7" style:family="paragraph" style:parent-style-name="Text_20_body">
      <style:paragraph-properties fo:margin-top="0in" fo:margin-bottom="0.1665in" loext:contextual-spacing="false" fo:orphans="2" fo:widows="2"/>
      <style:text-properties officeooo:rsid="00019c1c" officeooo:paragraph-rsid="00019c1c"/>
    </style:style>
    <style:style style:name="P8" style:family="paragraph" style:parent-style-name="Heading_20_1">
      <style:text-properties style:font-name="Liberation Serif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P9" style:family="paragraph" style:parent-style-name="Heading_20_2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" style:family="paragraph" style:parent-style-name="Heading_20_2">
      <style:text-properties officeooo:paragraph-rsid="0000bc8a"/>
    </style:style>
    <style:style style:name="P11" style:family="paragraph" style:parent-style-name="Heading_20_3">
      <style:text-properties style:font-name="Liberation Sans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fo:letter-spacing="normal" fo:font-style="normal"/>
    </style:style>
    <style:style style:name="T3" style:family="text">
      <style:text-properties fo:font-variant="normal" fo:text-transform="none" fo:color="#24292e" fo:letter-spacing="normal" fo:font-style="normal" officeooo:rsid="0000bc8a"/>
    </style:style>
    <style:style style:name="T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01010" fo:letter-spacing="normal" fo:font-style="normal"/>
    </style:style>
    <style:style style:name="T6" style:family="text">
      <style:text-properties officeooo:rsid="0000228e"/>
    </style:style>
    <style:style style:name="T7" style:family="text">
      <style:text-properties officeooo:rsid="0000bc8a"/>
    </style:style>
    <style:style style:name="T8" style:family="text">
      <style:text-properties officeooo:rsid="00019c1c"/>
    </style:style>
    <style:style style:name="T9" style:family="text">
      <style:text-properties officeooo:rsid="00051c3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SP82266-Dojo</text:p>
      <text:p text:style-name="P3">A serious of Lessons for a 90 minutes Dojo aimed at introducing programmers to the IOT and Micro-controller world.</text:p>
      <text:p text:style-name="P3">For a pr<text:span text:style-name="T6">o</text:span>grammer to learn how to use the ESP8266 with ArduinoIDE, the foll<text:span text:style-name="T6">o</text:span>wing skills are necessary: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3"><text:a xlink:type="simple" xlink:href="#__RefHeading___Toc107_1186556816" text:style-name="Index_20_Link" text:visited-style-name="Index_20_Link">Setup<text:tab/>3</text:a></text:p>
          <text:list xml:id="list2121313767" text:style-name="Numbering_20_123">
            <text:list-item>
              <text:p text:style-name="P15"><text:a xlink:type="simple" xlink:href="#__RefHeading___Toc109_1186556816" text:style-name="Index_20_Link" text:visited-style-name="Index_20_Link">I</text:a><text:a xlink:type="simple" xlink:href="#__RefHeading___Toc109_1186556816" text:style-name="Index_20_Link" text:visited-style-name="Index_20_Link">nstall ArduinoIDE</text:a><text:a xlink:type="simple" xlink:href="#__RefHeading___Toc109_1186556816" text:style-name="Index_20_Link" text:visited-style-name="Index_20_Link"><text:tab/>3</text:a></text:p>
            </text:list-item>
            <text:list-item>
              <text:p text:style-name="P15"><text:a xlink:type="simple" xlink:href="#__RefHeading___Toc174_1186556816" text:style-name="Index_20_Link" text:visited-style-name="Index_20_Link">ESP8266 repository<text:tab/>3</text:a></text:p>
            </text:list-item>
            <text:list-item>
              <text:p text:style-name="P15"><text:a xlink:type="simple" xlink:href="#__RefHeading___Toc166_1186556816" text:style-name="Index_20_Link" text:visited-style-name="Index_20_Link">Walk through the Arduino IDE elements<text:tab/>3</text:a></text:p>
            </text:list-item>
            <text:list-item>
              <text:p text:style-name="P15"><text:a xlink:type="simple" xlink:href="#__RefHeading___Toc176_1186556816" text:style-name="Index_20_Link" text:visited-style-name="Index_20_Link">Sketches<text:tab/>3</text:a></text:p>
            </text:list-item>
            <text:list-item>
              <text:p text:style-name="P15"><text:a xlink:type="simple" xlink:href="#__RefHeading___Toc178_1186556816" text:style-name="Index_20_Link" text:visited-style-name="Index_20_Link">Examples<text:tab/>3</text:a></text:p>
            </text:list-item>
          </text:list>
          <text:p text:style-name="P13"><text:a xlink:type="simple" xlink:href="#__RefHeading___Toc111_1186556816" text:style-name="Index_20_Link" text:visited-style-name="Index_20_Link">Understand program upload cycle.<text:tab/>4</text:a></text:p>
          <text:list xml:id="list1113344172146" text:continue-numbering="true" text:style-name="Numbering_20_123">
            <text:list-item>
              <text:p text:style-name="P15"><text:a xlink:type="simple" xlink:href="#__RefHeading___Toc113_1186556816" text:style-name="Index_20_Link" text:visited-style-name="Index_20_Link">Boards.<text:tab/>4</text:a></text:p>
            </text:list-item>
            <text:list-item>
              <text:p text:style-name="P15"><text:a xlink:type="simple" xlink:href="#__RefHeading___Toc115_1186556816" text:style-name="Index_20_Link" text:visited-style-name="Index_20_Link">Serial Ports and USB2 Serial.<text:tab/>4</text:a></text:p>
            </text:list-item>
            <text:list-item>
              <text:p text:style-name="P15"><text:a xlink:type="simple" xlink:href="#__RefHeading___Toc117_1186556816" text:style-name="Index_20_Link" text:visited-style-name="Index_20_Link">3.3V and 5V.<text:tab/>4</text:a></text:p>
            </text:list-item>
          </text:list>
          <text:p text:style-name="P13"><text:a xlink:type="simple" xlink:href="#__RefHeading___Toc119_1186556816" text:style-name="Index_20_Link" text:visited-style-name="Index_20_Link">Understanding the ESP8266 GPIO pins and Features.<text:tab/>4</text:a></text:p>
          <text:p text:style-name="P14"><text:a xlink:type="simple" xlink:href="#__RefHeading___Toc121_1186556816" text:style-name="Index_20_Link" text:visited-style-name="Index_20_Link">The Blink<text:tab/>4</text:a></text:p>
          <text:list xml:id="list1114469381972" text:continue-numbering="true" text:style-name="Numbering_20_123">
            <text:list-item>
              <text:p text:style-name="P15"><text:a xlink:type="simple" xlink:href="#__RefHeading___Toc149_1186556816" text:style-name="Index_20_Link" text:visited-style-name="Index_20_Link">The GPIO pin map<text:tab/>4</text:a></text:p>
            </text:list-item>
          </text:list>
          <text:p text:style-name="P13"><text:a xlink:type="simple" xlink:href="#__RefHeading___Toc123_1186556816" text:style-name="Index_20_Link" text:visited-style-name="Index_20_Link">How to import and use libraries and examples.<text:tab/>4</text:a></text:p>
          <text:list xml:id="list1115035063271" text:continue-numbering="true" text:style-name="Numbering_20_123">
            <text:list-item>
              <text:p text:style-name="P15"><text:a xlink:type="simple" xlink:href="#__RefHeading___Toc125_1186556816" text:style-name="Index_20_Link" text:visited-style-name="Index_20_Link">import JSON library<text:tab/>4</text:a></text:p>
            </text:list-item>
            <text:list-item>
              <text:p text:style-name="P15"><text:a xlink:type="simple" xlink:href="#__RefHeading___Toc127_1186556816" text:style-name="Index_20_Link" text:visited-style-name="Index_20_Link">import BLYNK library<text:tab/>4</text:a></text:p>
            </text:list-item>
            <text:list-item>
              <text:p text:style-name="P15"><text:a xlink:type="simple" xlink:href="#__RefHeading___Toc180_1186556816" text:style-name="Index_20_Link" text:visited-style-name="Index_20_Link">Import MQTT library<text:tab/>4</text:a></text:p>
            </text:list-item>
          </text:list>
          <text:p text:style-name="P13"><text:a xlink:type="simple" xlink:href="#__RefHeading___Toc168_1186556816" text:style-name="Index_20_Link" text:visited-style-name="Index_20_Link">The </text:a><text:a xlink:type="simple" xlink:href="#__RefHeading___Toc168_1186556816" text:style-name="Index_20_Link" text:visited-style-name="Index_20_Link">serial communication</text:a><text:a xlink:type="simple" xlink:href="#__RefHeading___Toc168_1186556816" text:style-name="Index_20_Link" text:visited-style-name="Index_20_Link"> Buses<text:tab/>5</text:a></text:p>
          <text:list xml:id="list1114481711581" text:continue-numbering="true" text:style-name="Numbering_20_123">
            <text:list-item>
              <text:p text:style-name="P15"><text:a xlink:type="simple" xlink:href="#__RefHeading___Toc170_1186556816" text:style-name="Index_20_Link" text:visited-style-name="Index_20_Link">I2C<text:tab/>5</text:a></text:p>
            </text:list-item>
            <text:list-item>
              <text:p text:style-name="P15"><text:a xlink:type="simple" xlink:href="#__RefHeading___Toc172_1186556816" text:style-name="Index_20_Link" text:visited-style-name="Index_20_Link">SPI<text:tab/>5</text:a></text:p>
            </text:list-item>
          </text:list>
          <text:p text:style-name="P13"><text:a xlink:type="simple" xlink:href="#__RefHeading___Toc151_1186556816" text:style-name="Index_20_Link" text:visited-style-name="Index_20_Link">The Board Features<text:tab/>5</text:a></text:p>
          <text:list xml:id="list1113754315725" text:continue-numbering="true" text:style-name="Numbering_20_123">
            <text:list-item>
              <text:p text:style-name="P15"><text:a xlink:type="simple" xlink:href="#__RefHeading___Toc153_1186556816" text:style-name="Index_20_Link" text:visited-style-name="Index_20_Link">The PIN-outs<text:tab/>5</text:a></text:p>
            </text:list-item>
            <text:list-item>
              <text:p text:style-name="P15"><text:a xlink:type="simple" xlink:href="#__RefHeading___Toc155_1186556816" text:style-name="Index_20_Link" text:visited-style-name="Index_20_Link">Using the attached Display<text:tab/>5</text:a></text:p>
            </text:list-item>
            <text:list-item>
              <text:p text:style-name="P15"><text:a xlink:type="simple" xlink:href="#__RefHeading___Toc157_1186556816" text:style-name="Index_20_Link" text:visited-style-name="Index_20_Link">Using the Buttons<text:tab/>5</text:a></text:p>
            </text:list-item>
          </text:list>
          <text:p text:style-name="P13"><text:a xlink:type="simple" xlink:href="#__RefHeading___Toc131_1186556816" text:style-name="Index_20_Link" text:visited-style-name="Index_20_Link">WiFi Features<text:tab/>5</text:a></text:p>
          <text:list xml:id="list1113388646230" text:continue-numbering="true" text:style-name="Numbering_20_123">
            <text:list-item>
              <text:p text:style-name="P15"><text:a xlink:type="simple" xlink:href="#__RefHeading___Toc159_1186556816" text:style-name="Index_20_Link" text:visited-style-name="Index_20_Link">ESP8266 as Client<text:tab/>5</text:a></text:p>
            </text:list-item>
          </text:list>
          <text:p text:style-name="P14"><text:a xlink:type="simple" xlink:href="#__RefHeading___Toc133_1186556816" text:style-name="Index_20_Link" text:visited-style-name="Index_20_Link">ESP8266 NTP clock<text:tab/>5</text:a></text:p>
          <text:p text:style-name="P14"><text:a xlink:type="simple" xlink:href="#__RefHeading___Toc135_1186556816" text:style-name="Index_20_Link" text:visited-style-name="Index_20_Link">ESP8266 Download Weather forecast OpenWeatherMap<text:tab/>5</text:a></text:p>
          <text:p text:style-name="P14"><text:a xlink:type="simple" xlink:href="#__RefHeading___Toc137_1186556816" text:style-name="Index_20_Link" text:visited-style-name="Index_20_Link">ESP8266 with opendata.ch SwissWeather or Swiss transport<text:tab/>5</text:a></text:p>
          <text:list xml:id="list1113535232585" text:continue-numbering="true" text:style-name="Numbering_20_123">
            <text:list-item>
              <text:p text:style-name="P15"><text:a xlink:type="simple" xlink:href="#__RefHeading___Toc139_1186556816" text:style-name="Index_20_Link" text:visited-style-name="Index_20_Link">ESP8266 as a Web-Server<text:tab/>5</text:a></text:p>
            </text:list-item>
          </text:list>
          <text:p text:style-name="P14"><text:a xlink:type="simple" xlink:href="#__RefHeading___Toc141_1186556816" text:style-name="Index_20_Link" text:visited-style-name="Index_20_Link">Control a led with ESP8266 as web server<text:tab/>5</text:a></text:p>
          <text:p text:style-name="P13"><text:a xlink:type="simple" xlink:href="#__RefHeading___Toc143_1186556816" text:style-name="Index_20_Link" text:visited-style-name="Index_20_Link">ESP8266 with the cloud:<text:tab/>5</text:a></text:p>
          <text:list xml:id="list1114931218616" text:continue-numbering="true" text:style-name="Numbering_20_123">
            <text:list-item>
              <text:p text:style-name="P15"><text:a xlink:type="simple" xlink:href="#__RefHeading___Toc161_1186556816" text:style-name="Index_20_Link" text:visited-style-name="Index_20_Link">MQTT to the RPI / Gateway<text:tab/>5</text:a></text:p>
            </text:list-item>
            <text:list-item>
              <text:p text:style-name="P15"><text:a xlink:type="simple" xlink:href="#__RefHeading___Toc163_1186556816" text:style-name="Index_20_Link" text:visited-style-name="Index_20_Link">Commercail Cloud<text:tab/>5</text:a></text:p>
            </text:list-item>
          </text:list>
          <text:p text:style-name="P14"><text:a xlink:type="simple" xlink:href="#__RefHeading___Toc145_1186556816" text:style-name="Index_20_Link" text:visited-style-name="Index_20_Link">Use Blynk to remo</text:a><text:a xlink:type="simple" xlink:href="#__RefHeading___Toc145_1186556816" text:style-name="Index_20_Link" text:visited-style-name="Index_20_Link">t</text:a><text:a xlink:type="simple" xlink:href="#__RefHeading___Toc145_1186556816" text:style-name="Index_20_Link" text:visited-style-name="Index_20_Link">e control a led</text:a><text:a xlink:type="simple" xlink:href="#__RefHeading___Toc145_1186556816" text:style-name="Index_20_Link" text:visited-style-name="Index_20_Link"><text:tab/>6</text:a></text:p>
          <text:p text:style-name="P14"><text:a xlink:type="simple" xlink:href="#__RefHeading___Toc147_1186556816" text:style-name="Index_20_Link" text:visited-style-name="Index_20_Link">Telegram Bot<text:tab/>6</text:a></text:p>
          <text:p text:style-name="P13"><text:a xlink:type="simple" xlink:href="#__RefHeading___Toc182_1186556816" text:style-name="Index_20_Link" text:visited-style-name="Index_20_Link">Whats Next<text:tab/>6</text:a></text:p>
        </text:index-body>
      </text:table-of-content>
      <text:p text:style-name="P3"/>
      <text:p text:style-name="P4"/>
      <text:h text:style-name="Heading_20_1" text:outline-level="1"><text:bookmark-start text:name="__RefHeading___Toc107_1186556816"/>Setup <text:bookmark-end text:name="__RefHeading___Toc107_1186556816"/></text:h>
      <text:h text:style-name="P9" text:outline-level="2"><text:bookmark-start text:name="__RefHeading___Toc109_1186556816"/><text:span text:style-name="T3">I</text:span><text:span text:style-name="T2">nstall ArduinoIDE</text:span><text:bookmark-end text:name="__RefHeading___Toc109_1186556816"/></text:h>
      <text:p text:style-name="P6"><text:a xlink:type="simple" xlink:href="https://dzone.com/articles/programming-the-esp8266-with-the-arduino-ide-in-3" text:style-name="Internet_20_link" text:visited-style-name="Visited_20_Internet_20_Link"><text:span text:style-name="T4">https://dzone.com/articles/programming-the-esp8266-with-the-arduino-ide-in-3</text:span></text:a></text:p>
      <text:h text:style-name="Heading_20_2" text:outline-level="2"><text:bookmark-start text:name="__RefHeading___Toc174_1186556816"/>ESP8266 repository<text:bookmark-end text:name="__RefHeading___Toc174_1186556816"/></text:h>
      <text:h text:style-name="Heading_20_2" text:outline-level="2"><text:bookmark-start text:name="__RefHeading___Toc166_1186556816"/>Walk through the Arduino IDE elements<text:bookmark-end text:name="__RefHeading___Toc166_1186556816"/></text:h>
      <text:h text:style-name="Heading_20_2" text:outline-level="2"><text:bookmark-start text:name="__RefHeading___Toc176_1186556816"/>Sketches<text:bookmark-end text:name="__RefHeading___Toc176_1186556816"/></text:h>
      <text:p text:style-name="P2">setup() and loop() functions</text:p>
      <text:h text:style-name="Heading_20_2" text:outline-level="2"><text:bookmark-start text:name="__RefHeading___Toc178_1186556816"/>Examples<text:bookmark-end text:name="__RefHeading___Toc178_1186556816"/></text:h>
      <text:p text:style-name="P7"><text:span text:style-name="T4"/></text:p>
      <text:h text:style-name="Heading_20_1" text:outline-level="1"><text:bookmark-start text:name="__RefHeading___Toc111_1186556816"/><text:soft-page-break/>Understand program upload cyc<text:span text:style-name="T7">l</text:span>e.<text:bookmark-end text:name="__RefHeading___Toc111_1186556816"/></text:h>
      <text:h text:style-name="Heading_20_2" text:outline-level="2"><text:bookmark-start text:name="__RefHeading___Toc113_1186556816"/>Boards.<text:bookmark-end text:name="__RefHeading___Toc113_1186556816"/></text:h>
      <text:h text:style-name="Heading_20_2" text:outline-level="2"><text:bookmark-start text:name="__RefHeading___Toc115_1186556816"/>Serial Ports and USB2 Serial.<text:bookmark-end text:name="__RefHeading___Toc115_1186556816"/></text:h>
      <text:h text:style-name="Heading_20_2" text:outline-level="2"><text:bookmark-start text:name="__RefHeading___Toc117_1186556816"/>3.3V <text:span text:style-name="T7">and </text:span>5V.<text:bookmark-end text:name="__RefHeading___Toc117_1186556816"/></text:h>
      <text:h text:style-name="Heading_20_1" text:outline-level="1"><text:bookmark-start text:name="__RefHeading___Toc119_1186556816"/>Understanding the ESP8266 GPIO pins and Features.<text:bookmark-end text:name="__RefHeading___Toc119_1186556816"/></text:h>
      <text:h text:style-name="Heading_20_3" text:outline-level="3"><text:bookmark-start text:name="__RefHeading___Toc121_1186556816"/>The Blink<text:bookmark-end text:name="__RefHeading___Toc121_1186556816"/></text:h>
      <text:h text:style-name="Heading_20_2" text:outline-level="2"><text:bookmark-start text:name="__RefHeading___Toc149_1186556816"/>The GPIO pin map<text:bookmark-end text:name="__RefHeading___Toc149_1186556816"/></text:h>
      <text:h text:style-name="Heading_20_1" text:outline-level="1"><text:bookmark-start text:name="__RefHeading___Toc123_1186556816"/>How to import and use libraries <text:span text:style-name="T8">and examples</text:span>.<text:bookmark-end text:name="__RefHeading___Toc123_1186556816"/></text:h>
      <text:h text:style-name="Heading_20_2" text:outline-level="2"><text:bookmark-start text:name="__RefHeading___Toc125_1186556816"/>import <text:span text:style-name="T9">JSON</text:span> library<text:bookmark-end text:name="__RefHeading___Toc125_1186556816"/></text:h>
      <text:h text:style-name="Heading_20_2" text:outline-level="2"><text:bookmark-start text:name="__RefHeading___Toc127_1186556816"/>import <text:span text:style-name="T9">BLYNK</text:span> library<text:bookmark-end text:name="__RefHeading___Toc127_1186556816"/></text:h>
      <text:h text:style-name="Heading_20_2" text:outline-level="2"><text:bookmark-start text:name="__RefHeading___Toc180_1186556816"/>Import MQTT library<text:bookmark-end text:name="__RefHeading___Toc180_1186556816"/></text:h>
      <text:h text:style-name="P8" text:outline-level="1"><text:bookmark-start text:name="__RefHeading___Toc168_1186556816"/><text:soft-page-break/><text:span text:style-name="T8">The </text:span><text:span text:style-name="T5">serial communication</text:span> <text:span text:style-name="T8">Buses</text:span><text:bookmark-end text:name="__RefHeading___Toc168_1186556816"/></text:h>
      <text:h text:style-name="Heading_20_2" text:outline-level="2"><text:bookmark-start text:name="__RefHeading___Toc170_1186556816"/>I2C<text:bookmark-end text:name="__RefHeading___Toc170_1186556816"/></text:h>
      <text:h text:style-name="Heading_20_2" text:outline-level="2"><text:bookmark-start text:name="__RefHeading___Toc172_1186556816"/>SPI<text:bookmark-end text:name="__RefHeading___Toc172_1186556816"/></text:h>
      <text:h text:style-name="Heading_20_1" text:outline-level="1"><text:bookmark-start text:name="__RefHeading___Toc151_1186556816"/>The Board Features<text:bookmark-end text:name="__RefHeading___Toc151_1186556816"/></text:h>
      <text:h text:style-name="P10" text:outline-level="2"><text:bookmark-start text:name="__RefHeading___Toc153_1186556816"/><text:span text:style-name="T7">The PIN-outs</text:span><text:bookmark-end text:name="__RefHeading___Toc153_1186556816"/></text:h>
      <text:h text:style-name="P10" text:outline-level="2"><text:bookmark-start text:name="__RefHeading___Toc155_1186556816"/>Using the attached Display<text:bookmark-end text:name="__RefHeading___Toc155_1186556816"/></text:h>
      <text:h text:style-name="Heading_20_2" text:outline-level="2"><text:bookmark-start text:name="__RefHeading___Toc157_1186556816"/>Using the Buttons<text:bookmark-end text:name="__RefHeading___Toc157_1186556816"/></text:h>
      <text:p text:style-name="P1"/>
      <text:h text:style-name="Heading_20_1" text:outline-level="1"><text:bookmark-start text:name="__RefHeading___Toc131_1186556816"/>WiFi Features<text:bookmark-end text:name="__RefHeading___Toc131_1186556816"/></text:h>
      <text:h text:style-name="Heading_20_2" text:outline-level="2"><text:bookmark-start text:name="__RefHeading___Toc159_1186556816"/>ESP8266 as Client<text:bookmark-end text:name="__RefHeading___Toc159_1186556816"/></text:h>
      <text:h text:style-name="Heading_20_3" text:outline-level="3"><text:bookmark-start text:name="__RefHeading___Toc133_1186556816"/>ESP8266 NTP clock<text:bookmark-end text:name="__RefHeading___Toc133_1186556816"/></text:h>
      <text:h text:style-name="Heading_20_3" text:outline-level="3"><text:bookmark-start text:name="__RefHeading___Toc135_1186556816"/>ESP8266 Download Weather for<text:span text:style-name="T7">e</text:span>cast OpenWeatherMap<text:bookmark-end text:name="__RefHeading___Toc135_1186556816"/></text:h>
      <text:h text:style-name="Heading_20_3" text:outline-level="3"><text:bookmark-start text:name="__RefHeading___Toc137_1186556816"/>ESP8266 wit<text:span text:style-name="T8">h</text:span> opendata.ch SwissWeather <text:span text:style-name="T8">or</text:span> Swiss transport<text:bookmark-end text:name="__RefHeading___Toc137_1186556816"/></text:h>
      <text:h text:style-name="Heading_20_2" text:outline-level="2"><text:bookmark-start text:name="__RefHeading___Toc139_1186556816"/>ESP8266 as a Web-Server<text:bookmark-end text:name="__RefHeading___Toc139_1186556816"/></text:h>
      <text:h text:style-name="Heading_20_3" text:outline-level="3"><text:bookmark-start text:name="__RefHeading___Toc141_1186556816"/>Control a led with ESP8266 as web server<text:bookmark-end text:name="__RefHeading___Toc141_1186556816"/></text:h>
      <text:p text:style-name="P6"><text:a xlink:type="simple" xlink:href="https://electrosome.com/led-control-esp8266-web-server/" text:style-name="Internet_20_link" text:visited-style-name="Visited_20_Internet_20_Link"><text:span text:style-name="T4">https://electrosome.com/led-control-esp8266-web-server/</text:span></text:a></text:p>
      <text:h text:style-name="Heading_20_1" text:outline-level="1"><text:bookmark-start text:name="__RefHeading___Toc143_1186556816"/>ESP8266 with the cloud:<text:bookmark-end text:name="__RefHeading___Toc143_1186556816"/></text:h>
      <text:h text:style-name="Heading_20_2" text:outline-level="2"><text:bookmark-start text:name="__RefHeading___Toc161_1186556816"/>MQTT to the RPI / Gateway<text:bookmark-end text:name="__RefHeading___Toc161_1186556816"/></text:h>
      <text:h text:style-name="Heading_20_2" text:outline-level="2"><text:bookmark-start text:name="__RefHeading___Toc163_1186556816"/>Commercail Cloud <text:bookmark-end text:name="__RefHeading___Toc163_1186556816"/></text:h>
      <text:p text:style-name="P2">IFTT , Blynk, aRest.io , temboo.com, cloud.arduino.cc, dweet.io, Thingspeak.com</text:p>
      <text:h text:style-name="P11" text:outline-level="3"><text:bookmark-start text:name="__RefHeading___Toc145_1186556816"/><text:soft-page-break/><text:span text:style-name="T2">Use Blynk to remo</text:span><text:span text:style-name="T3">t</text:span><text:span text:style-name="T2">e control a led</text:span><text:bookmark-end text:name="__RefHeading___Toc145_1186556816"/></text:h>
      <text:p text:style-name="P5"><text:a xlink:type="simple" xlink:href="https://electrosome.com/home-automation-esp8266-blynk-app-iot/" text:style-name="Internet_20_link" text:visited-style-name="Visited_20_Internet_20_Link"><text:span text:style-name="T4">https://electrosome.com/home-automation-esp8266-blynk-app-iot/</text:span></text:a></text:p>
      <text:h text:style-name="Heading_20_3" text:outline-level="3"><text:bookmark-start text:name="__RefHeading___Toc147_1186556816"/>Telegram Bot<text:bookmark-end text:name="__RefHeading___Toc147_1186556816"/></text:h>
      <text:p text:style-name="P5"><text:a xlink:type="simple" xlink:href="https://electrosome.com/led-control-esp8266-telegram-bot/" text:style-name="Internet_20_link" text:visited-style-name="Visited_20_Internet_20_Link"><text:span text:style-name="T4">https://electrosome.com/led-control-esp8266-telegram-bot/</text:span></text:a></text:p>
      <text:p text:style-name="Standard"/>
      <text:h text:style-name="Heading_20_1" text:outline-level="1"><text:bookmark-start text:name="__RefHeading___Toc182_1186556816"/>Whats Next <text:bookmark-end text:name="__RefHeading___Toc182_11865568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Numbering_20_123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_64 LibreOffice_project/64a0f66915f38c6217de274f0aa8e15618924765</meta:generator>
    <dc:date>2019-04-02T00:11:13.168000000</dc:date>
    <meta:editing-duration>PT13M47S</meta:editing-duration>
    <meta:editing-cycles>4</meta:editing-cycles>
    <meta:document-statistic meta:table-count="0" meta:image-count="0" meta:object-count="0" meta:page-count="6" meta:paragraph-count="84" meta:word-count="373" meta:character-count="2319" meta:non-whitespace-character-count="2048"/>
  </office:meta>
</office:document-meta>
</file>